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allow the compiling of tnvme under Linux, the following environment should be created or an equivalent one must be endeavored:</text:p>
      <text:p text:style-name="Standard"/>
      <text:list xml:id="list401781869" text:style-name="L1">
        <text:list-item>
          <text:p text:style-name="P1">A Linux distribution equal to:</text:p>
          <text:list>
            <text:list-item>
              <text:p text:style-name="P1">Linux 2.6.35-30-server #56-Ubuntu SMP Mon Jul 11 21:37:42 UTC 2011 x86_64 GNU/Linux</text:p>
            </text:list-item>
          </text:list>
        </text:list-item>
        <text:list-item>
          <text:p text:style-name="P1">Install boost libraries</text:p>
          <text:list>
            <text:list-item>
              <text:p text:style-name="P1">v/1.42</text:p>
            </text:list-item>
          </text:list>
        </text:list-item>
        <text:list-item>
          <text:p text:style-name="P1">Install doxygen</text:p>
          <text:list>
            <text:list-item>
              <text:p text:style-name="P1">v/1.7.1</text:p>
            </text:list-item>
          </text:list>
        </text:list-item>
      </text:list>
      <text:p text:style-name="Standard"/>
      <text:p text:style-name="P2">The Linux make system is utilized with a default target supported to allow compiling the tnvme application. Other targets of interest are as follows:</text:p>
      <text:list xml:id="list1648053383" text:continue-list="list401781869" text:style-name="L1">
        <text:list-item text:start-value="1">
          <text:p text:style-name="P3">clean</text:p>
          <text:list>
            <text:list-item>
              <text:p text:style-name="P3">clean object files</text:p>
            </text:list-item>
            <text:list-item>
              <text:p text:style-name="P3">clean intermediate output files</text:p>
            </text:list-item>
          </text:list>
        </text:list-item>
        <text:list-item>
          <text:p text:style-name="P3">clobber</text:p>
          <text:list>
            <text:list-item>
              <text:p text:style-name="P3">clean documentation</text:p>
            </text:list-item>
            <text:list-item>
              <text:p text:style-name="P3">clean Logs produced by tnvme</text:p>
            </text:list-item>
            <text:list-item>
              <text:p text:style-name="P3">clean RPM Package Manager produced files</text:p>
            </text:list-item>
          </text:list>
        </text:list-item>
        <text:list-item>
          <text:p text:style-name="P3">doc</text:p>
          <text:list>
            <text:list-item>
              <text:p text:style-name="P3">Create doxygen documentation files</text:p>
            </text:list-item>
          </text:list>
        </text:list-item>
        <text:list-item>
          <text:p text:style-name="P3">rpm</text:p>
          <text:list>
            <text:list-item>
              <text:p text:style-name="P3">Create RPM Package Manager files to allow installation of tnvme</text:p>
              <text:list>
                <text:list-item>
                  <text:p text:style-name="P3">Output files are placed in the rpm subdirector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5:35:53</meta:creation-date>
    <meta:generator>LibreOffice/3.4$Unix LibreOffice_project/340m1$Build-402</meta:generator>
    <dc:date>2011-11-30T11:44:59</dc:date>
    <meta:editing-duration>PT23M5S</meta:editing-duration>
    <meta:editing-cycles>4</meta:editing-cycles>
    <dc:creator>Todd Rentmeester</dc:creator>
    <meta:document-statistic meta:table-count="0" meta:image-count="0" meta:object-count="0" meta:page-count="1" meta:paragraph-count="20" meta:word-count="133" meta:character-count="799" meta:non-whitespace-character-count="688"/>
  </office:meta>
</office:document-meta>
</file>